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1a8113" officeooo:paragraph-rsid="001a8113"/>
    </style:style>
    <style:style style:name="P8" style:family="paragraph" style:parent-style-name="Standard">
      <style:text-properties style:text-underline-style="none" officeooo:rsid="001e9f13" officeooo:paragraph-rsid="001e9f13"/>
    </style:style>
    <style:style style:name="P9" style:family="paragraph" style:parent-style-name="Standard">
      <style:text-properties style:text-underline-style="none" officeooo:rsid="001e9f13" officeooo:paragraph-rsid="003ca7bb"/>
    </style:style>
    <style:style style:name="P10" style:family="paragraph" style:parent-style-name="Standard">
      <style:text-properties style:text-underline-style="none" officeooo:rsid="001fc081" officeooo:paragraph-rsid="001fc081"/>
    </style:style>
    <style:style style:name="P11" style:family="paragraph" style:parent-style-name="Standard">
      <style:text-properties style:text-underline-style="none" officeooo:rsid="001fc081" officeooo:paragraph-rsid="00219c73"/>
    </style:style>
    <style:style style:name="P12" style:family="paragraph" style:parent-style-name="Standard">
      <style:text-properties style:text-underline-style="none" officeooo:rsid="001fc081" officeooo:paragraph-rsid="003ca7bb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b58e2" officeooo:paragraph-rsid="003ca7bb"/>
    </style:style>
    <style:style style:name="P18" style:family="paragraph" style:parent-style-name="Standard">
      <style:text-properties officeooo:paragraph-rsid="001fc081"/>
    </style:style>
    <style:style style:name="P19" style:family="paragraph" style:parent-style-name="Standard">
      <style:text-properties officeooo:paragraph-rsid="0025f54f"/>
    </style:style>
    <style:style style:name="P20" style:family="paragraph" style:parent-style-name="Text_20_body">
      <style:text-properties officeooo:rsid="0014a441" officeooo:paragraph-rsid="0014a441"/>
    </style:style>
    <style:style style:name="P21" style:family="paragraph" style:parent-style-name="Text_20_body">
      <style:text-properties officeooo:rsid="000a43b3" officeooo:paragraph-rsid="003d8190"/>
    </style:style>
    <style:style style:name="P22" style:family="paragraph" style:parent-style-name="Standard">
      <style:text-properties style:text-underline-style="none" officeooo:rsid="00213b33" officeooo:paragraph-rsid="00213b33"/>
    </style:style>
    <style:style style:name="P23" style:family="paragraph" style:parent-style-name="Standard">
      <style:text-properties style:text-underline-style="none" officeooo:rsid="00213b33" officeooo:paragraph-rsid="00219c73"/>
    </style:style>
    <style:style style:name="P24" style:family="paragraph" style:parent-style-name="Standard">
      <style:text-properties style:text-underline-style="none" officeooo:rsid="003ef7a9" officeooo:paragraph-rsid="003ef7a9"/>
    </style:style>
    <style:style style:name="P25" style:family="paragraph" style:parent-style-name="Standard">
      <style:text-properties style:text-underline-style="none" officeooo:rsid="003ab619" officeooo:paragraph-rsid="00409205"/>
    </style:style>
    <style:style style:name="P26" style:family="paragraph" style:parent-style-name="Standard">
      <style:text-properties style:text-underline-style="none" officeooo:rsid="00359a72" officeooo:paragraph-rsid="003ca7bb"/>
    </style:style>
    <style:style style:name="P27" style:family="paragraph" style:parent-style-name="Standard">
      <style:text-properties style:text-underline-style="none" officeooo:rsid="00359a72" officeooo:paragraph-rsid="004267de"/>
    </style:style>
    <style:style style:name="P28" style:family="paragraph" style:parent-style-name="Standard">
      <style:text-properties style:text-underline-style="none" officeooo:rsid="00409205" officeooo:paragraph-rsid="00409205"/>
    </style:style>
    <style:style style:name="P29" style:family="paragraph" style:parent-style-name="Standard">
      <style:text-properties style:text-underline-style="none" officeooo:rsid="004132d1" officeooo:paragraph-rsid="004132d1"/>
    </style:style>
    <style:style style:name="P30" style:family="paragraph" style:parent-style-name="Standard">
      <style:text-properties style:text-underline-style="none" officeooo:rsid="002fd7ec" officeooo:paragraph-rsid="002fd7ec"/>
    </style:style>
    <style:style style:name="P31" style:family="paragraph" style:parent-style-name="Standard">
      <style:text-properties style:text-underline-style="none" officeooo:rsid="004d44ad" officeooo:paragraph-rsid="004d44ad"/>
    </style:style>
    <style:style style:name="P32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33" style:family="paragraph" style:parent-style-name="Standard">
      <style:text-properties officeooo:paragraph-rsid="00213b33"/>
    </style:style>
    <style:style style:name="P34" style:family="paragraph" style:parent-style-name="Standard">
      <style:text-properties officeooo:rsid="003ab619" officeooo:paragraph-rsid="001fc081"/>
    </style:style>
    <style:style style:name="P35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6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7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8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9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40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41" style:family="paragraph" style:parent-style-name="Standard">
      <style:text-properties style:text-line-through-style="solid" style:text-line-through-type="single" style:text-underline-style="none" officeooo:rsid="0055f846" officeooo:paragraph-rsid="0055f846"/>
    </style:style>
    <style:style style:name="P42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43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44" style:family="paragraph" style:parent-style-name="Standard">
      <style:text-properties style:text-line-through-style="none" style:text-line-through-type="none" style:text-underline-style="none" officeooo:rsid="005a2842" officeooo:paragraph-rsid="005a2842"/>
    </style:style>
    <style:style style:name="P45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6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7" style:family="paragraph" style:parent-style-name="Standard">
      <style:text-properties style:text-line-through-style="none" style:text-line-through-type="none" style:text-underline-style="none" officeooo:rsid="005df529" officeooo:paragraph-rsid="005df529"/>
    </style:style>
    <style:style style:name="P48" style:family="paragraph" style:parent-style-name="Standard">
      <style:text-properties style:text-line-through-style="none" style:text-line-through-type="none" style:text-underline-style="none" officeooo:rsid="005e4f3c" officeooo:paragraph-rsid="005e4f3c"/>
    </style:style>
    <style:style style:name="P49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50" style:family="paragraph" style:parent-style-name="Standard">
      <style:text-properties style:text-line-through-style="none" style:text-line-through-type="none" style:text-underline-style="none" officeooo:rsid="005f59d8" officeooo:paragraph-rsid="005f59d8"/>
    </style:style>
    <style:style style:name="P51" style:family="paragraph" style:parent-style-name="Standard" style:list-style-name="L1">
      <style:text-properties style:text-line-through-style="none" style:text-line-through-type="none" style:text-underline-style="none" officeooo:rsid="005f84de" officeooo:paragraph-rsid="005f84de"/>
    </style:style>
    <style:style style:name="P52" style:family="paragraph" style:parent-style-name="Standard" style:list-style-name="L1">
      <style:text-properties style:text-line-through-style="none" style:text-line-through-type="none" style:text-underline-style="none" officeooo:rsid="005fdaff" officeooo:paragraph-rsid="005fdaff"/>
    </style:style>
    <style:style style:name="P53" style:family="paragraph" style:parent-style-name="Standard" style:list-style-name="L1">
      <style:text-properties style:text-line-through-style="none" style:text-line-through-type="none" style:text-underline-style="none" officeooo:rsid="0062830a" officeooo:paragraph-rsid="0062830a"/>
    </style:style>
    <style:style style:name="P54" style:family="paragraph" style:parent-style-name="Standard" style:list-style-name="L1">
      <style:text-properties style:text-line-through-style="none" style:text-line-through-type="none" style:text-underline-style="none" officeooo:rsid="00640473" officeooo:paragraph-rsid="00640473"/>
    </style:style>
    <style:style style:name="P55" style:family="paragraph" style:parent-style-name="Standard" style:list-style-name="L1">
      <style:text-properties style:text-line-through-style="none" style:text-line-through-type="none" style:text-underline-style="none" officeooo:rsid="006495a2" officeooo:paragraph-rsid="006495a2"/>
    </style:style>
    <style:style style:name="P56" style:family="paragraph" style:parent-style-name="Standard" style:list-style-name="L4">
      <style:text-properties style:text-line-through-style="none" style:text-line-through-type="none" style:text-underline-style="none" officeooo:rsid="006495a2" officeooo:paragraph-rsid="006495a2"/>
    </style:style>
    <style:style style:name="P57" style:family="paragraph" style:parent-style-name="Standard" style:list-style-name="L1">
      <style:text-properties style:text-line-through-style="none" style:text-line-through-type="none" style:text-underline-style="none" officeooo:rsid="00659685" officeooo:paragraph-rsid="00659685"/>
    </style:style>
    <style:style style:name="P58" style:family="paragraph" style:parent-style-name="Standard" style:list-style-name="L1">
      <style:text-properties style:text-line-through-style="none" style:text-line-through-type="none" style:text-underline-style="none" officeooo:rsid="00678910" officeooo:paragraph-rsid="00678910"/>
    </style:style>
    <style:style style:name="P59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60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61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62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63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64" style:family="paragraph" style:parent-style-name="Standard">
      <style:text-properties officeooo:paragraph-rsid="006b3dfb"/>
    </style:style>
    <style:style style:name="P65" style:family="paragraph" style:parent-style-name="Standard" style:list-style-name="L4">
      <style:text-properties officeooo:paragraph-rsid="006b3dfb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05f84de"/>
    </style:style>
    <style:style style:name="P67" style:family="paragraph" style:parent-style-name="Standard" style:list-style-name="L4">
      <style:text-properties officeooo:rsid="007079fb" officeooo:paragraph-rsid="007079fb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c62c3"/>
    </style:style>
    <style:style style:name="T16" style:family="text">
      <style:text-properties style:text-underline-style="none" officeooo:rsid="003abf7d"/>
    </style:style>
    <style:style style:name="T17" style:family="text">
      <style:text-properties style:text-underline-style="none" officeooo:rsid="0025f54f"/>
    </style:style>
    <style:style style:name="T18" style:family="text">
      <style:text-properties style:text-underline-style="none" officeooo:rsid="003ef7a9"/>
    </style:style>
    <style:style style:name="T19" style:family="text">
      <style:text-properties style:text-underline-style="none" officeooo:rsid="004d1ff9"/>
    </style:style>
    <style:style style:name="T20" style:family="text">
      <style:text-properties officeooo:rsid="002c62c3"/>
    </style:style>
    <style:style style:name="T21" style:family="text">
      <style:text-properties officeooo:rsid="002d880d"/>
    </style:style>
    <style:style style:name="T22" style:family="text">
      <style:text-properties officeooo:rsid="0032deb3"/>
    </style:style>
    <style:style style:name="T23" style:family="text">
      <style:text-properties officeooo:rsid="00358fbe"/>
    </style:style>
    <style:style style:name="T24" style:family="text">
      <style:text-properties officeooo:rsid="003755d8"/>
    </style:style>
    <style:style style:name="T25" style:family="text">
      <style:text-properties officeooo:rsid="003abf7d"/>
    </style:style>
    <style:style style:name="T26" style:family="text">
      <style:text-properties officeooo:rsid="002128d0"/>
    </style:style>
    <style:style style:name="T27" style:family="text">
      <style:text-properties officeooo:rsid="000c8773"/>
    </style:style>
    <style:style style:name="T28" style:family="text">
      <style:text-properties officeooo:rsid="000e1602"/>
    </style:style>
    <style:style style:name="T29" style:family="text">
      <style:text-properties officeooo:rsid="000ff9e2"/>
    </style:style>
    <style:style style:name="T30" style:family="text">
      <style:text-properties officeooo:rsid="00409205"/>
    </style:style>
    <style:style style:name="T31" style:family="text">
      <style:text-properties officeooo:rsid="004267de"/>
    </style:style>
    <style:style style:name="T32" style:family="text">
      <style:text-properties officeooo:rsid="0044396b"/>
    </style:style>
    <style:style style:name="T33" style:family="text">
      <style:text-properties officeooo:rsid="0045e182"/>
    </style:style>
    <style:style style:name="T34" style:family="text">
      <style:text-properties officeooo:rsid="00476260"/>
    </style:style>
    <style:style style:name="T35" style:family="text">
      <style:text-properties officeooo:rsid="004d1ff9"/>
    </style:style>
    <style:style style:name="T36" style:family="text">
      <style:text-properties officeooo:rsid="004d44ad"/>
    </style:style>
    <style:style style:name="T37" style:family="text">
      <style:text-properties officeooo:rsid="004f2e9d"/>
    </style:style>
    <style:style style:name="T3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5f84de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5fdaff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70ec76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5" style:family="text">
      <style:text-properties officeooo:rsid="0053a1c6"/>
    </style:style>
    <style:style style:name="T46" style:family="text">
      <style:text-properties officeooo:rsid="005494cc"/>
    </style:style>
    <style:style style:name="T47" style:family="text">
      <style:text-properties officeooo:rsid="00573d9a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5a2842" style:font-weight-asian="normal" style:font-weight-complex="normal"/>
    </style:style>
    <style:style style:name="T50" style:family="text">
      <style:text-properties fo:font-weight="normal" officeooo:rsid="005cefd1" style:font-weight-asian="normal" style:font-weight-complex="normal"/>
    </style:style>
    <style:style style:name="T51" style:family="text">
      <style:text-properties fo:font-weight="normal" officeooo:rsid="00617a42" style:font-weight-asian="normal" style:font-weight-complex="normal"/>
    </style:style>
    <style:style style:name="T52" style:family="text">
      <style:text-properties fo:font-weight="normal" officeooo:rsid="00678910" style:font-weight-asian="normal" style:font-weight-complex="normal"/>
    </style:style>
    <style:style style:name="T53" style:family="text">
      <style:text-properties fo:font-weight="normal" officeooo:rsid="00694a5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text:span text:style-name="T27">remove numbers und remove punctuation zsmfassen </text:span><text:span text:style-name="T6">Done!</text:span><text:span text:style-name="T28">sollte ich nochmal xgboost und nn testen </text:span><text:span text:style-name="T2">und linear</text:span><text:span text:style-name="T28">? </text:span><text:span text:style-name="T20">Ja</text:span></text:p>
      <text:p text:style-name="P21"><text:span text:style-name="T29">Caching wieder einbauen? </text:span><text:span text:style-name="T3">Für data augmentation? </text:span><text:span text:style-name="T4">Dauert sonst ganz schön lang?<text:line-break/></text:span><text:span text:style-name="T23">Caching ja oder nein? Auch über random seeds hinweg? Greift bei 2 modelle, 3 randomseeds, </text:span><text:span text:style-name="T24">lohnt nicht!</text:span></text:p>
      <text:p text:style-name="P20">Nehme ich wieder grid search? <text:span text:style-name="T21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7">die zusatzdaten nur wenn ich selbstständige = ohne habe, also nur bei der Hälfte der Experimente!</text:p>
      <text:p text:style-name="P7"/>
      <text:p text:style-name="P8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2">18 20 30</text:span></text:p>
      <text:p text:style-name="P18"><text:span text:style-name="T15">32</text:span><text:span text:style-name="T12">*3 </text:span><text:span text:style-name="T13">= </text:span><text:span text:style-name="T15">96 </text:span><text:span text:style-name="T13">runs</text:span></text:p>
      <text:p text:style-name="P34"><text:span text:style-name="T11"/></text:p>
      <text:p text:style-name="P10"/>
      <text:p text:style-name="P22">Selbstständige = ohne, <text:span text:style-name="T10">oesch8</text:span></text:p>
      <text:p text:style-name="P24">2 modelle</text:p>
      <text:p text:style-name="P3">2 keyboard</text:p>
      <text:p text:style-name="P3"><text:span text:style-name="T35">(</text:span>2 zusatzdaten<text:span text:style-name="T35">)</text:span>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33"><text:span text:style-name="T19">32 *4 = 96 (</text:span><text:span text:style-name="T18">64</text:span><text:span text:style-name="T14">*3 = </text:span><text:span text:style-name="T18">192 </text:span><text:span text:style-name="T14"><text:s/>runs</text:span><text:span text:style-name="T19">)</text:span></text:p>
      <text:p text:style-name="P10"/>
      <text:p text:style-name="P9">Selbständige = nur, <text:span text:style-name="T10">oesch=16</text:span></text:p>
      <text:p text:style-name="P6"/>
      <text:p text:style-name="P28">2 modelle</text:p>
      <text:p text:style-name="P6">2 keyboard</text:p>
      <text:p text:style-name="P6">2 stopwords</text:p>
      <text:p text:style-name="P17">2 lowercasing</text:p>
      <text:p text:style-name="P6">2 num_<text:span text:style-name="T7">punc</text:span></text:p>
      <text:p text:style-name="P6">3 randomseeds<text:span text:style-name="T22">18 20 30</text:span></text:p>
      <text:p text:style-name="P12"><text:soft-page-break/><text:span text:style-name="T30">32</text:span>*3 <text:span text:style-name="T26">= </text:span><text:span text:style-name="T30">96</text:span><text:span text:style-name="T26">runs</text:span></text:p>
      <text:p text:style-name="P25"/>
      <text:p text:style-name="P12"/>
      <text:p text:style-name="P23">Selbstständige = ohne, <text:span text:style-name="T10">oesch16</text:span></text:p>
      <text:p text:style-name="P31">(2 zusatzdaten)</text:p>
      <text:p text:style-name="P29">2 modelle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1"><text:span text:style-name="T25">32</text:span><text:span text:style-name="T9">*3 = </text:span><text:span text:style-name="T25">96</text:span><text:span text:style-name="T9"> runs </text:span><text:span text:style-name="T36">(144 da ich zusatzdaten nicht mehr mit xgboost getestet habe)</text:span></text:p>
      <text:p text:style-name="P10"/>
      <text:p text:style-name="P19"><text:span text:style-name="T16">336</text:span><text:span text:style-name="T17"> runs in total!</text:span></text:p>
      <text:p text:style-name="P13"/>
      <text:p text:style-name="P14">Selbstständige als bonus nehmen</text:p>
      <text:p text:style-name="P15">Hauptaugenmerk auf selbstständige = ohne</text:p>
      <text:p text:style-name="P30">anfangen mit Oesch16</text:p>
      <text:p text:style-name="P30"/>
      <text:p text:style-name="P27"><text:span text:style-name="T31">Die </text:span><text:span text:style-name="T33">fasttext </text:span>zusatzdaten <text:span text:style-name="T31">nehme ich raus, die sind bei oesch8 ohne insgesamt schlecht </text:span><text:span text:style-name="T32">(also für nn und noch stärker für xgboost) und bei oesch16 ohne bei nn auch schlecht!!</text:span></text:p>
      <text:p text:style-name="P27"/>
      <text:p text:style-name="P59">Das bedeutet ich habe dann 96 runs für jedes Modell mit genau den gleichen Parametern, insgesamt <text:s/>384 Durchgänge.</text:p>
      <text:p text:style-name="P59">Damit kann ich <text:span text:style-name="T34">alle 4 modelle zusammenführen indem ich sie einmal runterlade und dann wieder hochlade (kann ich schonmal bauen). <text:s/></text:span><text:span text:style-name="T37">Indem ich sie verschiebe in ein neues projekt</text:span></text:p>
      <text:p text:style-name="P59"/>
      <text:p text:style-name="P60">Damit kann ich ein insgesamtes feature importance score basteln.</text:p>
      <text:p text:style-name="P61">Davon erwarte ich:</text:p>
      <text:p text:style-name="P61">keyboard augmentation = True</text:p>
      <text:p text:style-name="P61">fasttext modell = nn</text:p>
      <text:p text:style-name="P62">lowercase = ?</text:p>
      <text:p text:style-name="P62">remove_stopwords = ?</text:p>
      <text:p text:style-name="P62">remove_num_punc = ?</text:p>
      <text:p text:style-name="P63">Nein!! Niemals feature importance von verschieden datensätzen und klassifikationsproblemen mixen</text:p>
      <text:p text:style-name="P35"/>
      <text:p text:style-name="P36">Wann benutze ich averaging???</text:p>
      <text:p text:style-name="P36"/>
      <text:p text:style-name="P37">Ich sollte für jedes der 4 Modelle die Daten herunterladen und dann averagen und wieder hochladen.</text:p>
      <text:p text:style-name="P37"/>
      <text:p text:style-name="P37">Dann sollte ich die analyse machen</text:p>
      <text:p text:style-name="P37">und dann sollte ich erst die top 3 setttings nehmen um darauf das combi Modell zu trainieren!!!</text:p>
      <text:p text:style-name="P37"/>
      <text:p text:style-name="P38">ich muss fasttext_zusatzdaten als parameter entfernen</text:p>
      <text:p text:style-name="P32"/>
      <text:p text:style-name="P39">Was gibt es jetzt noch zu tun?</text:p>
      <text:p text:style-name="P39">Ich habe für jedes Modell jeweils einen zusätzlichen Run laufen lassen.</text:p>
      <text:p text:style-name="P40"><text:soft-page-break/>Diesen muss ich groupedby alle<text:span text:style-name="T45">n parametern(also über die random seeds geaveraged) runterladen </text:span><text:span text:style-name="T47">(darauf achten dass ich die richtigen columns habe)</text:span><text:span text:style-name="T45"> </text:span><text:span text:style-name="T46">und dann den jupyter notebooks zum plotten hinzufügen</text:span></text:p>
      <text:p text:style-name="P41"><text:span text:style-name="T48">dann kann ich die finale Analyse und Bewertung der runs vorhnehmen</text:span></text:p>
      <text:p text:style-name="P41"><text:span text:style-name="T48"/></text:p>
      <text:p text:style-name="P43"><text:span text:style-name="T48">Als nächstes muss ich noch die Tabellen erstellen mit </text:span><text:span text:style-name="T49">accuracy, </text:span><text:span text:style-name="T48">percentage labelled, model, setup, cutoff point</text:span></text:p>
      <text:p text:style-name="P44"><text:span text:style-name="T48">was genau will ich darstellen? Ich will, dass der anwender schauen kann welche accuracy er braucht, welches modell was liefern kann bei wieviel prozent gelabelten daten</text:span></text:p>
      <text:p text:style-name="P45"><text:span text:style-name="T48">man muss ja auch cutoff punkt finden</text:span></text:p>
      <text:p text:style-name="P45"><text:span text:style-name="T48"/></text:p>
      <text:p text:style-name="P45"><text:span text:style-name="T48">ich kann auch eine 2. tabelle erstellen mit percentage labelled und dann accuracies und cutoff points, </text:span><text:span text:style-name="T50">kommt eig aufs gleiche hinaus, nur wo es genauer ist… aber da ich eh nie genau sein kann muss ich wahrscheinlich ranges nehmen…</text:span></text:p>
      <text:p text:style-name="P45"><text:span text:style-name="T50"/></text:p>
      <text:p text:style-name="P46"><text:span text:style-name="T50">I</text:span><text:span text:style-name="T48">st aber schon leicht unterschiedlich, das sind unterschiedliche richtungen wo ich zum nächsten cutoff punkt laufe! Und die sind zum teil echt weit auseinander</text:span></text:p>
      <text:p text:style-name="P44"><text:span text:style-name="T48"/></text:p>
      <text:p text:style-name="P47"><text:span text:style-name="T48">Insgesamt ist es bis 75% labelled echt sinnvoll, da kurve sehr steil ist, danach flacht es ab, unterschied zwischen Datensätzen: kleiner datensatz: sehr steil am Anfang, dann sehr flach, großer Datensatz gleichmäßig</text:span></text:p>
      <text:p text:style-name="P44"><text:span text:style-name="T48"/></text:p>
      <text:p text:style-name="P44"><text:span text:style-name="T48"/></text:p>
      <text:p text:style-name="P42">Ideen zur Darstellung der Ergebnisse:</text:p>
      <text:p text:style-name="P48"><text:span text:style-name="T48"/></text:p>
      <text:p text:style-name="P49"><text:span text:style-name="T48">Insgesamt immer nach Datensatz gehen, und dann immer für Oesch8 und Oesch16 parallel die Ergebnisse zeigen, </text:span><text:span text:style-name="T51">wobei oesch16 wichtiger ist und davon ausgegangen werden sollte</text:span></text:p>
      <text:p text:style-name="P49"><text:span text:style-name="T48"/></text:p>
      <text:p text:style-name="P50"><text:span text:style-name="T48">Immer zuerst den großen Datensatz zeigen, danach den kleinen</text:span></text:p>
      <text:p text:style-name="P50"><text:span text:style-name="T48"/></text:p>
      <text:p text:style-name="P64"><text:span text:style-name="T40">Generell:</text:span></text:p>
      <text:list xml:id="list797761126" text:style-name="L4">
        <text:list-item>
          <text:p text:style-name="P65"><text:span text:style-name="T39">entscheiden welche metrik ich nehme!!!!!!! </text:span><text:span text:style-name="T41">Das ist sehr wichtig für alle weiteren Schritte!</text:span></text:p>
          <text:list>
            <text:list-item>
              <text:p text:style-name="P67"><text:span text:style-name="T41">F</text:span><text:span text:style-name="T38">ür meta und fasttext modell nehme ich balanced adjusted accuracy, </text:span><text:span text:style-name="T43">weil dies aussagt wieviel besser das modell gelernt hat als der dümmstmögliche classifier,</text:span><text:span text:style-name="T44"> d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4">
        <text:list-item>
          <text:p text:style-name="P56"><text:span text:style-name="T48">Einzeln Meta model, FastText model und combi model auswerten, jeweils:</text:span></text:p>
        </text:list-item>
      </text:list>
      <text:list xml:id="list1018204067" text:style-name="L1">
        <text:list-item>
          <text:p text:style-name="P51"><text:span text:style-name="T48">Parameter Importance figures zeigen</text:span></text:p>
        </text:list-item>
        <text:list-item>
          <text:p text:style-name="P66"><text:span text:style-name="T42">der reihe nach durch die parameter durch gehen</text:span></text:p>
          <text:list>
            <text:list-item>
              <text:p text:style-name="P52"><text:span text:style-name="T48">immer beschreiben wie der parameter ist, und was das bedeutet</text:span></text:p>
            </text:list-item>
            <text:list-item>
              <text:p text:style-name="P52"><text:span text:style-name="T48">gemeinsamkeiten und unterschiede zwischen oesch8 und oesch16 aufzeigen</text:span></text:p>
            </text:list-item>
            <text:list-item>
              <text:p text:style-name="P57"><text:span text:style-name="T48">Empfehlung geben wie man einstellungen machen sollte</text:span></text:p>
            </text:list-item>
          </text:list>
        </text:list-item>
        <text:list-item>
          <text:p text:style-name="P51"><text:span text:style-name="T48">Best results zeigen</text:span></text:p>
          <text:list>
            <text:list-item>
              <text:p text:style-name="P53"><text:span text:style-name="T48">Für beide Datensätze unterschiedlich, erst großer, dann kleiner</text:span></text:p>
            </text:list-item>
            <text:list-item>
              <text:p text:style-name="P54"><text:span text:style-name="T48">Jeweils für Oesch 8 und Oesch 16 parallel, mit Fokus auf Oesch 16</text:span></text:p>
            </text:list-item>
            <text:list-item>
              <text:p text:style-name="P54"><text:span text:style-name="T48">hier die original results nehmen, nicht die averaged results</text:span></text:p>
            </text:list-item>
            <text:list-item>
              <text:p text:style-name="P55"><text:span text:style-name="T48">jeweils von den besten runs die </text:span><text:span text:style-name="T52">confusion matrix zeigen</text:span></text:p>
            </text:list-item>
            <text:list-item>
              <text:p text:style-name="P58"><text:span text:style-name="T52">a</text:span><text:span text:style-name="T48">nalysieren von bestem run wie gut die einzelnen Klassen </text:span><text:span text:style-name="T53">klassifiziert werden!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18T11:58:15.146000000</dc:date>
    <meta:editing-duration>P6DT12H46M59S</meta:editing-duration>
    <meta:editing-cycles>109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96" meta:word-count="789" meta:character-count="4938" meta:non-whitespace-character-count="4256"/>
  </office:meta>
</office:document-meta>
</file>